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d9c6" officeooo:paragraph-rsid="0015d9c6"/>
    </style:style>
    <style:style style:name="P2" style:family="paragraph" style:parent-style-name="Standard">
      <style:text-properties officeooo:rsid="0015d9c6" officeooo:paragraph-rsid="0016a38f"/>
    </style:style>
    <style:style style:name="P3" style:family="paragraph" style:parent-style-name="Standard">
      <style:text-properties officeooo:rsid="0019374a" officeooo:paragraph-rsid="0019374a"/>
    </style:style>
    <style:style style:name="P4" style:family="paragraph" style:parent-style-name="Standard">
      <style:text-properties officeooo:rsid="0016a38f" officeooo:paragraph-rsid="0016a38f"/>
    </style:style>
    <style:style style:name="T1" style:family="text">
      <style:text-properties officeooo:rsid="0016a38f"/>
    </style:style>
    <style:style style:name="T2" style:family="text">
      <style:text-properties officeooo:rsid="001815a0"/>
    </style:style>
    <style:style style:name="T3" style:family="text">
      <style:text-properties officeooo:rsid="0019374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go: </text:p>
      <text:p text:style-name="P1">Zijn de acties goed voor de ontvanger?</text:p>
      <text:p text:style-name="P1"/>
      <text:p text:style-name="P1">Waarom zou je een ego willen? Sommige mensen zoeken het op en andere mensen niet. <text:s/>Ze halen meaning daardoor eruit, wat nattuurlijk is want de ontvanger is degene die de meaning bepaald. Het emerged vaak in je leven en door de meaningfulheid wordt je gedrag ernaar gestuurd als er niet andere meer meaningful topics zijn. Voor sommige mensen wordt het zelfs heilig. </text:p>
      <text:p text:style-name="P1"/>
      <text:p text:style-name="P2">als je iets begrijpt en benoemt gebruik je een vector van het “echte”, ego is een vector voor happyness, omdat ego niet alleen verwijst naar de ontvanger van value, maar naar het success van de ontvanger van value: <text:span text:style-name="T1">de persoon </text:span><text:span text:style-name="T3">die</text:span><text:span text:style-name="T1"> genoeg value ontvangt in zijn leven.</text:span></text:p>
      <text:p text:style-name="P2"/>
      <text:p text:style-name="P2"><text:span text:style-name="T1">Wat is “genoeg” hoor ik je vragen? Wat is successful en goed zijn in je acties? Mijn definitie van ego is inderdaad vaag, maar een versimpelde versie kan wel: vraag jezelf de ja-nee of je acties goed zijn en een antwoord emerged. in het echte leven is er feedback van de mensen om je heen of ze je willen betrekken want je acties zijn goed. Krijg je beloning voor je acties. All deze zijn vectors van het dieuwen naar de definitie van ego toe. Ze zijn nog suffiecient nog necessary, want het zijn in turn complexe concepten. Zoom in en hun waarheid flipped heen en weer. Daarom is er weig</text:span><text:span text:style-name="T3">h</text:span><text:span text:style-name="T1">ts en dus kans approximation voor hun </text:span><text:span text:style-name="T2">vector size, hun kracht van definitie, hun correlatie.</text:span></text:p>
      <text:p text:style-name="P2"/>
      <text:p text:style-name="P3">In dit soort gevallen is het belangerijk om te kijken naar het doel van de definitie van Ego: 1. iets om (biologogie / emerging) jezelf aan te meten, zodat je weet of je jezelf moet pushen of niet 2. iets om op te meten….. Het gemeten verschil tussen je ontvanger en uitvoerder….</text:p>
      <text:p text:style-name="P2"/>
      <text:p text:style-name="P3">Argh dit is moeilijk, goed definieren of goed genoeg of een level. De level is relatief aan zijn doel: geef het doel en dan kun je een level bepalen: het is een input output met non static input. Het is een dependent concept op de task/analyst’s problem.</text:p>
      <text:p text:style-name="P3"/>
      <text:p text:style-name="P4"><text:s/></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4T21:44:37.261746065</meta:creation-date>
    <dc:date>2022-02-17T15:43:18.223749821</dc:date>
    <meta:editing-duration>PT46M26S</meta:editing-duration>
    <meta:editing-cycles>5</meta:editing-cycles>
    <meta:generator>LibreOffice/6.4.7.2$Linux_X86_64 LibreOffice_project/40$Build-2</meta:generator>
    <meta:document-statistic meta:table-count="0" meta:image-count="0" meta:object-count="0" meta:page-count="1" meta:paragraph-count="8" meta:word-count="340" meta:character-count="1890" meta:non-whitespace-character-count="1553"/>
  </office:meta>
</office:document-meta>
</file>